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c057e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paragraph-rsid="001c057e"/>
    </style:style>
    <style:style style:name="T1" style:family="text">
      <style:text-properties officeooo:rsid="0009637e"/>
    </style:style>
    <style:style style:name="T2" style:family="text">
      <style:text-properties style:use-window-font-color="true" style:font-name="Liberation Serif" fo:font-size="12pt" fo:language="en" fo:country="IN" officeooo:rsid="0009637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en" fo:country="IN" officeooo:rsid="000abb60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officeooo:rsid="000ab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<text:tab/><text:tab/></text:p>
      <text:p text:style-name="P1">Student:StdNo - PK, StdName, StdAddress, StdCity, StdState, StdZip, StdEmail</text:p>
      <text:p text:style-name="P1"/>
      <text:p text:style-name="P1">Lender: LenderNo - PK, LendName</text:p>
      <text:p text:style-name="P1"/>
      <text:p text:style-name="P1">Institution: InstID - <text:span text:style-name="T1">PK, </text:span>InstName, InstMascot</text:p>
      <text:p text:style-name="P1"/>
      <text:p text:style-name="P1">Loan: LoanNo - PK, ProcDate, DisbMethod, DisbBank, DateAuth, NoteValue, Subsidized, Rate</text:p>
      <text:p text:style-name="P1"/>
      <text:p text:style-name="P1">DisburseLine: DateSent - PK, Amount, OrigFee, GuarFee</text:p>
      <text:p text:style-name="P1"/>
      <text:p text:style-name="P1"/>
      <text:p text:style-name="P1">2)</text:p>
      <text:p text:style-name="P1">1-M Relationship rule:</text:p>
      <text:p text:style-name="P1"/>
      <text:p text:style-name="P1">Institution: InstID - <text:span text:style-name="T1">PK, </text:span>InstName, InstMascot</text:p>
      <text:p text:style-name="P1"/>
      <text:p text:style-name="P1">Student:StdNo - PK, StdName, StdAddress, StdCity, StdState, StdZip, StdEmail</text:p>
      <text:p text:style-name="P1"/>
      <text:p text:style-name="P1">Lender: LenderNo - PK, LendName</text:p>
      <text:p text:style-name="P1"/>
      <text:p text:style-name="P1">Loan: LoanNo - PK, ProcDate, DisbMethod, DisbBank, DateAuth, NoteValue, Subsidized, Rate, StdNo - FK, InstID - FK, LenderNo - FK</text:p>
      <text:p text:style-name="P1"/>
      <text:p text:style-name="P1">DisburseLine: DateSent - PK, Amount, OrigFee, GuarFee, LoanNo - FK - NOT NULL</text:p>
      <text:p text:style-name="P1"/>
      <text:p text:style-name="P1"><text:tab/><text:tab/></text:p>
      <text:p text:style-name="P1">3) <text:span text:style-name="T2">M-N rule not applicable.</text:span></text:p>
      <text:p text:style-name="P1"><text:span text:style-name="T2"/></text:p>
      <text:p text:style-name="P1"/>
      <text:p text:style-name="P1">4) Identifying Relationship Rule</text:p>
      <text:p text:style-name="P1">DateSent And LoanNo <text:span text:style-name="T3">together act as a Composite Key in the DisburseLine table.</text:span></text:p>
      <text:p text:style-name="P1"/>
      <text:p text:style-name="P1"/>
      <text:p text:style-name="P1">5)</text:p>
      <text:p text:style-name="P1">Account: Acc<text:span text:style-name="T3">ID</text:span> – PK, AccName, Balance, <text:span text:style-name="T3">DecomposedAccID</text:span> - FK </text:p>
      <text:p text:style-name="P1"/>
      <text:p text:style-name="P1"/>
      <text:p text:style-name="P1">6)</text:p>
      <text:p text:style-name="P1">Owner: OwnId - PK, OwnName, OwnPhone</text:p>
      <text:p text:style-name="P1"/>
      <text:p text:style-name="P1">Property: PropId – <text:span text:style-name="T4">PK, </text:span>BldgName, UnitNo, Bdrms</text:p>
      <text:p text:style-name="P1"/>
      <text:p text:style-name="P1">Shares: OwnId - PK - FK, PropId - PK - FK, StartWeek, EndWeek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7:58:10.436757863</meta:creation-date>
    <dc:date>2021-07-26T17:59:46.072799195</dc:date>
    <meta:editing-duration>PT1M36S</meta:editing-duration>
    <meta:editing-cycles>1</meta:editing-cycles>
    <meta:document-statistic meta:table-count="0" meta:image-count="0" meta:object-count="0" meta:page-count="1" meta:paragraph-count="23" meta:word-count="153" meta:character-count="1027" meta:non-whitespace-character-count="888"/>
    <meta:generator>LibreOffice/6.4.7.2$Linux_X86_64 LibreOffice_project/40$Build-2</meta:generator>
  </office:meta>
</office:document-meta>
</file>